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AR PL UKai TW" svg:font-family="'AR PL UKai TW'"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表格1" style:family="table">
      <style:table-properties style:width="6.6931in" table:align="margins"/>
    </style:style>
    <style:style style:name="表格1.A" style:family="table-column">
      <style:table-column-properties style:column-width="1.7347in" style:rel-column-width="16985*"/>
    </style:style>
    <style:style style:name="表格1.B" style:family="table-column">
      <style:table-column-properties style:column-width="4.9583in" style:rel-column-width="48550*"/>
    </style:style>
    <style:style style:name="表格1.A1" style:family="table-cell">
      <style:table-cell-properties fo:padding="0.0382in" fo:border-left="0.05pt solid #000000" fo:border-right="none" fo:border-top="0.05pt solid #000000" fo:border-bottom="0.05pt solid #000000"/>
    </style:style>
    <style:style style:name="表格1.B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fo:line-height="100%" fo:text-indent="0in" style:auto-text-indent="false"/>
      <style:text-properties style:font-name="AR PL UKai TW" fo:font-size="12pt" style:font-name-asian="AR PL UKai TW" style:font-size-asian="12pt" style:font-size-complex="12pt"/>
    </style:style>
    <style:style style:name="P2" style:family="paragraph" style:parent-style-name="Standard">
      <style:paragraph-properties fo:margin-left="0in" fo:margin-right="0in" fo:margin-top="0in" fo:margin-bottom="0in" fo:line-height="100%" fo:text-indent="0in" style:auto-text-indent="false"/>
      <style:text-properties fo:font-size="12pt" style:font-size-asian="12pt" style:font-size-complex="12pt"/>
    </style:style>
    <style:style style:name="P3" style:family="paragraph" style:parent-style-name="Standard">
      <style:paragraph-properties fo:margin-left="0in" fo:margin-right="0in" fo:margin-top="0in" fo:margin-bottom="0in" fo:line-height="100%" fo:text-indent="0in" style:auto-text-indent="false"/>
    </style:style>
    <style:style style:name="P4" style:family="paragraph" style:parent-style-name="Standard">
      <style:paragraph-properties fo:margin-left="0in" fo:margin-right="0in" fo:margin-top="0in" fo:margin-bottom="0in" fo:line-height="100%"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7"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fo:font-style="normal" fo:font-weight="normal" style:font-name-asian="AR PL UKai TW" style:font-size-asian="12pt" style:font-style-asian="normal" style:font-weight-asian="normal" style:font-size-complex="12pt"/>
    </style:style>
    <style:style style:name="P8" style:family="paragraph" style:parent-style-name="Text_20_body">
      <style:paragraph-properties fo:margin-left="0in" fo:margin-right="0in" fo:margin-top="0in" fo:margin-bottom="0in" fo:line-height="100%" fo:orphans="2" fo:widows="2" fo:text-indent="0in" style:auto-text-indent="false"/>
    </style:style>
    <style:style style:name="P9" style:family="paragraph" style:parent-style-name="Table_20_Contents">
      <style:paragraph-properties fo:margin-left="0in" fo:margin-right="0in" fo:margin-top="0in" fo:margin-bottom="0in" fo:line-height="100%" fo:text-indent="0in" style:auto-text-indent="false"/>
      <style:text-properties style:font-name="AR PL UKai TW" fo:font-size="12pt" style:font-name-asian="AR PL UKai TW" style:font-size-asian="12pt" style:font-size-complex="12pt"/>
    </style:style>
    <style:style style:name="P10" style:family="paragraph" style:parent-style-name="Table_20_Contents">
      <style:paragraph-properties fo:margin-left="0in" fo:margin-right="0in" fo:margin-top="0in" fo:margin-bottom="0in" fo:line-height="100%" fo:orphans="2" fo:widows="2" fo:text-indent="0in" style:auto-text-indent="false"/>
    </style:style>
    <style:style style:name="P11" style:family="paragraph" style:parent-style-name="Table_20_Contents">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tyle-asian="normal" style:font-weight-asian="normal" style:font-size-complex="12pt"/>
    </style:style>
    <style:style style:name="P12" style:family="paragraph" style:parent-style-name="Heading_20_4">
      <style:paragraph-properties fo:margin-left="0in" fo:margin-right="0in" fo:margin-top="0in" fo:margin-bottom="0in" fo:line-height="100%" fo:text-indent="0in" style:auto-text-indent="false"/>
      <style:text-properties fo:font-variant="normal" fo:text-transform="none" fo:color="#377d5e" style:font-name="AR PL UKai TW" fo:font-size="12pt" fo:letter-spacing="normal" style:font-name-asian="AR PL UKai TW" style:font-size-asian="12pt" style:font-size-complex="12pt"/>
    </style:style>
    <style:style style:name="P13" style:family="paragraph" style:parent-style-name="Heading_20_4">
      <style:paragraph-properties fo:margin-left="0in" fo:margin-right="0in" fo:margin-top="0in" fo:margin-bottom="0in" fo:line-height="100%" fo:orphans="2" fo:widows="2" fo:text-indent="0in" style:auto-text-indent="false"/>
      <style:text-properties fo:font-variant="normal" fo:text-transform="none" fo:color="#377d5e" style:font-name="AR PL UKai TW" fo:font-size="12pt" fo:letter-spacing="normal" style:font-name-asian="AR PL UKai TW" style:font-size-asian="12pt" style:font-size-complex="12pt"/>
    </style:style>
    <style:style style:name="P14" style:family="paragraph" style:parent-style-name="Quotations">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15" style:family="paragraph" style:parent-style-name="Quotations">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tyle-asian="normal" style:font-weight-asian="normal" style:font-size-complex="12pt"/>
    </style:style>
    <style:style style:name="P16" style:family="paragraph" style:parent-style-name="Quotations">
      <style:paragraph-properties fo:margin-left="0in" fo:margin-right="0in" fo:margin-top="0in" fo:margin-bottom="0in" fo:line-height="100%" fo:orphans="2" fo:widows="2" fo:text-indent="0in" style:auto-text-indent="false"/>
    </style:style>
    <style:style style:name="P17" style:family="paragraph" style:parent-style-name="Quotations">
      <style:paragraph-properties fo:margin-left="0in" fo:margin-right="0in" fo:margin-top="0in" fo:margin-bottom="0in" fo:line-height="100%" fo:orphans="2" fo:widows="2" fo:text-indent="0in" style:auto-text-indent="false" fo:background-color="transparent">
        <style:background-image/>
      </style:paragraph-properties>
    </style:style>
    <style:style style:name="P18" style:family="paragraph" style:parent-style-name="Standard">
      <style:paragraph-properties fo:margin-left="0in" fo:margin-right="0in" fo:margin-top="0in" fo:margin-bottom="0in" fo:line-height="100%" fo:text-indent="0in" style:auto-text-indent="false"/>
      <style:text-properties style:font-name="AR PL UKai TW" fo:font-size="12pt" style:font-name-asian="AR PL UKai TW" style:font-size-asian="12pt" style:font-size-complex="12pt"/>
    </style:style>
    <style:style style:name="P19" style:family="paragraph" style:parent-style-name="Standard">
      <style:paragraph-properties fo:margin-left="0in" fo:margin-right="0in" fo:margin-top="0in" fo:margin-bottom="0in" fo:line-height="100%" fo:text-indent="0in" style:auto-text-indent="false"/>
    </style:style>
    <style:style style:name="P20" style:family="paragraph" style:parent-style-name="Preformatted_20_Text">
      <style:paragraph-properties fo:margin-top="0in" fo:margin-bottom="0.1965in"/>
    </style:style>
    <style:style style:name="P21" style:family="paragraph" style:parent-style-name="Preformatted_20_Text">
      <style:paragraph-properties fo:margin-left="0in" fo:margin-right="0in" fo:margin-top="0in" fo:margin-bottom="0in" fo:line-height="100%" fo:text-indent="0in" style:auto-text-indent="false"/>
    </style:style>
    <style:style style:name="T1" style:family="text">
      <style:text-properties fo:font-variant="normal" fo:text-transform="none" fo:color="#000000" style:font-name="AR PL UKai TW" fo:letter-spacing="normal" fo:font-style="normal" fo:font-weight="normal" style:font-name-asian="AR PL UKai TW"/>
    </style:style>
    <style:style style:name="T2" style:family="text">
      <style:text-properties fo:font-variant="normal" fo:text-transform="none" fo:color="#000000" style:font-name="AR PL UKai TW" fo:letter-spacing="normal" style:font-name-asian="AR PL UKai TW" style:font-style-asian="normal" style:font-weight-asian="normal"/>
    </style:style>
    <style:style style:name="T3" style:family="text">
      <style:text-properties fo:font-variant="normal" fo:text-transform="none" fo:color="#000000" style:font-name="AR PL UKai TW" fo:letter-spacing="normal" style:font-name-asian="AR PL UKai TW" style:font-style-asian="normal" style:font-weight-asian="bold"/>
    </style:style>
    <style:style style:name="T4" style:family="text">
      <style:text-properties fo:font-variant="normal" fo:text-transform="none" fo:color="#000000" style:font-name="AR PL UKai TW" fo:font-size="12pt" fo:letter-spacing="normal" fo:font-style="normal" fo:font-weight="normal" style:font-name-asian="AR PL UKai TW" style:font-size-asian="12pt" style:font-size-complex="12pt"/>
    </style:style>
    <style:style style:name="T5" style:family="text">
      <style:text-properties fo:font-variant="normal" fo:text-transform="none" fo:color="#000000" style:font-name="AR PL UKai TW" fo:font-size="12pt" fo:letter-spacing="normal" style:font-name-asian="AR PL UKai TW" style:font-size-asian="12pt" style:font-style-asian="normal" style:font-weight-asian="normal" style:font-size-complex="12pt"/>
    </style:style>
    <style:style style:name="T6" style:family="text">
      <style:text-properties fo:font-variant="normal" fo:text-transform="none" fo:color="#336666" style:font-name="AR PL UKai TW" fo:font-size="12pt" fo:letter-spacing="normal" style:font-name-asian="AR PL UKai TW" style:font-size-asian="12pt" style:font-style-asian="normal" style:font-weight-asian="normal" style:font-size-complex="12pt"/>
    </style:style>
    <style:style style:name="T7" style:family="text">
      <style:text-properties fo:font-style="normal"/>
    </style:style>
    <style:style style:name="T8" style:family="text">
      <style:text-properties fo:font-style="normal" fo:font-weight="normal"/>
    </style:style>
    <style:style style:name="T9" style:family="text">
      <style:text-properties fo:font-style="normal" fo:font-weight="normal" style:font-style-asian="normal" style:font-weight-asian="normal"/>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style:font-name="AR PL UKai TW" style:font-name-asian="AR PL UKai TW"/>
    </style:style>
    <style:style style:name="T13" style:family="text">
      <style:text-properties style:font-name="AR PL UKai TW" fo:font-size="12pt" style:font-name-asian="AR PL UKai TW"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1</text:p>
      <text:p text:style-name="P1">Rules:</text:p>
      <text:p text:style-name="P1">target ... : prerequisites ... </text:p>
      <text:p text:style-name="P1"><text:s text:c="10"/>recipe </text:p>
      <text:p text:style-name="P1"><text:s text:c="10"/>... </text:p>
      <text:p text:style-name="P1"><text:s text:c="10"/>... </text:p>
      <text:p text:style-name="P1"><text:s text:c="7"/></text:p>
      <table:table table:name="表格1" table:style-name="表格1">
        <table:table-column table:style-name="表格1.A"/>
        <table:table-column table:style-name="表格1.B"/>
        <table:table-row>
          <table:table-cell table:style-name="表格1.A1" office:value-type="string">
            <text:p text:style-name="P1">rule</text:p>
          </table:table-cell>
          <table:table-cell table:style-name="表格1.B1" office:value-type="string">
            <text:p text:style-name="P1">1.explains how and when to remake certain files which are the targets of </text:p>
            <text:p text:style-name="P1"><text:s text:c="3"/>the particular rule </text:p>
            <text:p text:style-name="P1">2.explain how and when to carry out an action </text:p>
          </table:table-cell>
        </table:table-row>
        <table:table-row>
          <table:table-cell table:style-name="表格1.A2" office:value-type="string">
            <text:p text:style-name="P9">target</text:p>
          </table:table-cell>
          <table:table-cell table:style-name="表格1.B2" office:value-type="string">
            <text:p text:style-name="P1">1.the name of a file that is generated by a program</text:p>
            <text:p text:style-name="P1">2.the name of an action to carry out, such as ‘clean’</text:p>
          </table:table-cell>
        </table:table-row>
        <table:table-row>
          <table:table-cell table:style-name="表格1.A2" office:value-type="string">
            <text:p text:style-name="P1">prerequisite</text:p>
          </table:table-cell>
          <table:table-cell table:style-name="表格1.B2" office:value-type="string">
            <text:p text:style-name="P1">the file that is used as input to create the target</text:p>
          </table:table-cell>
        </table:table-row>
        <table:table-row>
          <table:table-cell table:style-name="表格1.A2" office:value-type="string">
            <text:p text:style-name="P1">recipe</text:p>
          </table:table-cell>
          <table:table-cell table:style-name="表格1.B2" office:value-type="string">
            <text:p text:style-name="P1">1.an action that make carries out </text:p>
            <text:p text:style-name="P1">2.A recipe may have more than one command </text:p>
            <text:p text:style-name="P1">3.you need to put a tab character at the beginning of every recipe line </text:p>
            <text:p text:style-name="P1">4.If you prefer to prefix your recipes with a character other than tab, you <text:s/></text:p>
            <text:p text:style-name="P1"><text:s text:c="3"/>can set the .RECIPEPREFIX variable to an alternate character</text:p>
            <text:p text:style-name="P1">5.a recipe is in a rule with prerequisites and serves to create a target file </text:p>
            <text:p text:style-name="P1"><text:s text:c="3"/>if any of the prerequisites change </text:p>
            <text:p text:style-name="P1">6.the rule that specifies a recipe for the target need not have prerequisites </text:p>
          </table:table-cell>
        </table:table-row>
      </table:table>
      <text:p text:style-name="P1"/>
      <text:p text:style-name="P1">2.2</text:p>
      <text:p text:style-name="P1">1.We split each long line into two lines using backslash-newline </text:p>
      <text:p text:style-name="P1">2.A recipe may follow each line that contains a target and prerequisites. These recipes say </text:p>
      <text:p text:style-name="P1"><text:s text:c="3"/>how to update the target file </text:p>
      <text:p text:style-name="P1">3.A tab character (or whatever character is specified by the .RECIPEPREFIX variable) must come <text:s text:c="2"/></text:p>
      <text:p text:style-name="P1"><text:s text:c="3"/>at the beginning of every line in the recipe to distinguish recipes from other lines in the makefile.</text:p>
      <text:p text:style-name="P1"/>
      <text:p text:style-name="P1">2.3</text:p>
      <text:p text:style-name="P1">1.By default, make starts with the first target (not targets whose names start <text:soft-page-break/>with ‘.’). This </text:p>
      <text:p text:style-name="P1"><text:s text:c="3"/>is called the default goal. </text:p>
      <text:p text:style-name="P1">2.Goals are the targets that make strives ultimately to update. You can override this behavior using <text:s text:c="2"/></text:p>
      <text:p text:style-name="P1"><text:s text:c="3"/>the command line or with the .DEFAULT_GOAL special variable </text:p>
      <text:p text:style-name="P1">3.The recompilation must be done if the source file, or any of the header files named as </text:p>
      <text:p text:style-name="P1"><text:s text:c="3"/>prerequisites, is more recent than the object file, or if the object file does not exist. </text:p>
      <text:p text:style-name="P1"/>
      <text:p text:style-name="P1">2.4</text:p>
      <text:p text:style-name="P1">1.We can eliminate the risk and simplify the makefile by using a variable. </text:p>
      <text:p text:style-name="P1">2.Variables allow a text string to be defined once and substituted in multiple places later</text:p>
      <text:p text:style-name="P1"/>
      <text:p text:style-name="P1"/>
      <text:p text:style-name="P1"/>
      <text:p text:style-name="P1"/>
      <text:p text:style-name="P1"/>
      <text:p text:style-name="P1"/>
      <text:p text:style-name="P1"/>
      <text:p text:style-name="P1">3.1</text:p>
      <text:p text:style-name="P1">1.Makefiles contain five kinds of things: explicit rules, implicit rules, variable definitions, </text:p>
      <text:p text:style-name="P1"><text:s text:c="2"/>directives, and comments. </text:p>
      <text:p text:style-name="P1">2.An explicit rule says when and how to remake one or more files, called the rule’s targets. </text:p>
      <text:p text:style-name="P1"><text:s text:c="2"/>It lists the other files that the targets depend on, called the prerequisites of the target, and may </text:p>
      <text:p text:style-name="P1"><text:s text:c="2"/>also give a recipe to use to create or update the targets. </text:p>
      <text:p text:style-name="P1">3.An implicit rule says when and how to remake a class of files based on their names. It describes</text:p>
      <text:p text:style-name="P1"><text:s text:c="2"/>how a target may depend on a file with a name similar to the target and gives a recipe to create or <text:s text:c="2"/></text:p>
      <text:p text:style-name="P1"><text:s text:c="2"/>update such a target. </text:p>
      <text:p text:style-name="P1">4.A variable definition is a line that specifies a text string value for a variable that </text:p>
      <text:p text:style-name="P1">can be substituted into the text later. </text:p>
      <text:p text:style-name="P1">5.A directive is an instruction for make to do something special while reading the makefile. </text:p>
      <text:p text:style-name="P1">These include: </text:p>
      <text:p text:style-name="P1">• Reading another makefile </text:p>
      <text:p text:style-name="P1"><text:soft-page-break/>• Deciding (based on the values of variables) whether to use or ignore a part of the </text:p>
      <text:p text:style-name="P1">makefile</text:p>
      <text:p text:style-name="P1">• Defining a variable from a verbatim string containing multiple lines</text:p>
      <text:p text:style-name="P1"/>
      <text:p text:style-name="P1"/>
      <text:p text:style-name="P1">3.2</text:p>
      <text:p text:style-name="P1">1.By default, when make looks for the makefile, it tries the following names, in order: </text:p>
      <text:p text:style-name="P1">‘GNUmakefile’, ‘makefile’ and ‘Makefile’. </text:p>
      <text:p text:style-name="P1">2.Normally you should call your makefile either ‘makefile’ or ‘Makefile’ .‘GNUmakefile’, is not </text:p>
      <text:p text:style-name="P1">recommended for most makefiles. You should use this name if you have a makefile that is </text:p>
      <text:p text:style-name="P1">specific to GNU make, and will not be understood by other versions of make. </text:p>
      <text:p text:style-name="P1">3.If you want to use a nonstandard name for your makefile, you can specify the makefile </text:p>
      <text:p text:style-name="P1">name with the ‘-f’ or ‘--file’ option. If you use more than one ‘-f’ or ‘--file’ option, </text:p>
      <text:p text:style-name="P1">you can specify several makefiles. </text:p>
      <text:p text:style-name="P1"/>
      <text:p text:style-name="P1">3.3</text:p>
      <text:p text:style-name="P1">1.The include directive tells make to suspend reading the current makefile and read one or </text:p>
      <text:p text:style-name="P1">more other makefiles before continuing </text:p>
      <text:p text:style-name="P1">2.The directive is a line in the makefile that looks </text:p>
      <text:p text:style-name="P1">like this: </text:p>
      <text:p text:style-name="P1">include filenames ... </text:p>
      <text:p text:style-name="P1">filenames can contain shell file name patterns </text:p>
      <text:p text:style-name="P1">3.Extra spaces are allowed and ignored at the beginning of the line, but the first character </text:p>
      <text:p text:style-name="P1">must not be a tab (or the value of .RECIPEPREFIX) </text:p>
      <text:p text:style-name="P1">4.Whitespace is required between include and the file names, </text:p>
      <text:p text:style-name="P1">and between file names </text:p>
      <text:p text:style-name="P1">5.A comment starting with ‘#’ is allowed at the end of the line </text:p>
      <text:p text:style-name="P1">6.If the file names contain any </text:p>
      <text:p text:style-name="P1">variable or function references, they are expanded </text:p>
      <text:p text:style-name="P1">7.One occasion for using include directives is when several programs, handled by indi- </text:p>
      <text:p text:style-name="P1">vidual makefiles in various directories, need to use a common set of variable definitions or pattern rules. </text:p>
      <text:p text:style-name="P1">8.Another such occasion is when you want to generate prerequisites from source <text:soft-page-break/>files </text:p>
      <text:p text:style-name="P1">automatically; the prerequisites can be put in a file that is included by the main makefile. </text:p>
      <text:p text:style-name="P1">This practice is generally cleaner than that of somehow appending the prerequisites to the </text:p>
      <text:p text:style-name="P1">end of the main makefile as has been traditionally done with other versions of make. </text:p>
      <text:p text:style-name="P1">If the specified name does not start with a slash, and the file is not found in the </text:p>
      <text:p text:style-name="P1">current directory, several other directories are searched. First, any directories you have </text:p>
      <text:p text:style-name="P1">specified with the ‘-I’ or ‘--include-dir’ option are searched. Then the following directories (if they exist) are searched, </text:p>
      <text:p text:style-name="P1">in this order: ‘prefix /include’ (normally ‘/usr/local/include’1 ) ‘/usr/gnu/include’, </text:p>
      <text:p text:style-name="P1">‘/usr/local/include’, ‘/usr/include’. </text:p>
      <text:p text:style-name="P1">If an included makefile cannot be found in any of these directories, a warning message </text:p>
      <text:p text:style-name="P1">is generated, but it is not an immediately fatal error; processing of the makefile containing </text:p>
      <text:p text:style-name="P1">the include continues. Once it has finished reading makefiles, make will try to remake any </text:p>
      <text:p text:style-name="P1">that are out of date or don’t exist. </text:p>
      <text:p text:style-name="P1">Only after it has tried to find a way to remake a makefile and failed, will make diagnose the </text:p>
      <text:p text:style-name="P1">missing makefile as a fatal error. </text:p>
      <text:p text:style-name="P1">9.If you want make to simply ignore a makefile which does not exist or cannot be remade, </text:p>
      <text:p text:style-name="P1">with no error message, use the -include directive instead of include, like this: </text:p>
      <text:p text:style-name="P1">-include filenames ... </text:p>
      <text:p text:style-name="P1">10. some other make implementations, sinclude is another name for </text:p>
      <text:p text:style-name="P1">-include. </text:p>
      <text:p text:style-name="P1"/>
      <text:p text:style-name="P1">3.4</text:p>
      <text:p text:style-name="P1">1.If the environment variable MAKEFILES is defined, make considers its value as a list of </text:p>
      <text:p text:style-name="P1">names (separated by whitespace) of additional makefiles to be read before the others. </text:p>
      <text:p text:style-name="P1">2.The main use of MAKEFILES is in communication between recursive invocations of make .It usually is not desirable to set the </text:p>
      <text:p text:style-name="P1">environment variable before a top-level invocation of make, because it is usually better not </text:p>
      <text:p text:style-name="P1"><text:soft-page-break/>to mess with a makefile from outside </text:p>
      <text:p text:style-name="P1">3.set MAKEFILES in the environment automatically on login, </text:p>
      <text:p text:style-name="P1">and program makefiles to expect this to be done. This is a very bad idea </text:p>
      <text:p text:style-name="P1"/>
      <text:p text:style-name="P1">3.5</text:p>
      <text:p text:style-name="P1"/>
      <text:p text:style-name="P1"/>
      <text:p text:style-name="P1"/>
      <text:p text:style-name="P1"/>
      <text:p text:style-name="P1"/>
      <text:p text:style-name="P1"/>
      <text:p text:style-name="P1"/>
      <text:p text:style-name="P1"/>
      <text:p text:style-name="P1">3.6</text:p>
      <text:p text:style-name="P1"/>
      <text:p text:style-name="P1"/>
      <text:p text:style-name="P1"/>
      <text:p text:style-name="P1"/>
      <text:p text:style-name="P1"/>
      <text:p text:style-name="P1"/>
      <text:p text:style-name="P1">3.7</text:p>
      <text:p text:style-name="P1">1.GNU make does its work in two distinct phases. During the first phase it reads all the make- </text:p>
      <text:p text:style-name="P1">files, included makefiles, etc. and internalizes all the variables and their values, implicit and </text:p>
      <text:p text:style-name="P1">explicit rules, and constructs a dependency graph of all the targets and their prerequisites. </text:p>
      <text:p text:style-name="P1">During the second phase, make uses these internal structures to determine what targets will </text:p>
      <text:p text:style-name="P1">need to be rebuilt and to invoke the rules necessary to do so. </text:p>
      <text:p text:style-name="P1">2.We say that expansion is immediate if </text:p>
      <text:p text:style-name="P1">it happens during the first phase: in this case make will expand any variables or functions </text:p>
      <text:p text:style-name="P1">in that section of a construct as the makefile is parsed. We say that expansion is deferred if </text:p>
      <text:p text:style-name="P1">expansion is not performed immediately. Expansion of a deferred construct is not performed </text:p>
      <text:p text:style-name="P1">until either the construct appears later in an immediate context, or until the second phase. </text:p>
      <text:p text:style-name="P1">3.Conditional directives are parsed immediately. <text:s/>that automatic </text:p>
      <text:p text:style-name="P1">variables cannot be used in conditional directives, as automatic variables are not set until </text:p>
      <text:p text:style-name="P1"><text:soft-page-break/>the recipe for that rule is invoked. If you need to use automatic variables in a conditional </text:p>
      <text:p text:style-name="P1">directive you must move the condition into the recipe and use shell conditional syntax </text:p>
      <text:p text:style-name="P1">instead. </text:p>
      <text:p text:style-name="P1">4.the target and prerequisite sections are expanded immediately, and the recipe </text:p>
      <text:p text:style-name="P1">used to construct the target is always deferred </text:p>
      <text:p text:style-name="P1"/>
      <text:p text:style-name="P1">3.8</text:p>
      <text:p text:style-name="P1">1.GNU make works in two distinct phases: a read-in phase and a target-update phase </text:p>
      <text:p text:style-name="P1">2.In order for this second expansion to occur, the special target .SECONDEXPANSION must be defined before the first prerequisite list that makes use of this feature. </text:p>
      <text:p text:style-name="P1">3.</text:p>
      <text:p text:style-name="P1"/>
      <text:p text:style-name="P1"/>
      <text:p text:style-name="P1">4</text:p>
      <text:p text:style-name="P1">1.if you do not otherwise specify target. The default goal is the target of </text:p>
      <text:p text:style-name="P1">the first rule in the first makefile .If the first rule has multiple targets, only the first target is taken as the default </text:p>
      <text:p text:style-name="P1">2.There are two exceptions: a target starting with a period is not </text:p>
      <text:p text:style-name="P1">a default unless it contains one or more slashes, ‘/’, as well; and, a target that defines a pattern rule has no effect on the default goal. </text:p>
      <text:p text:style-name="P1"/>
      <text:p text:style-name="P1">4.1</text:p>
      <text:p text:style-name="P1">1.The targets are file names, separated by spaces. Usually there is only one target per rule, but occasionally there is a reason to have more. </text:p>
      <text:p text:style-name="P1">2.Wildcard characters may be used and a name of the form ‘a (m )’ represents member m in archive file a.</text:p>
      <text:p text:style-name="P1">3.The recipe lines start with a tab character or the first character in the value of the .RECIPEPREFIX variable </text:p>
      <text:p text:style-name="P1">4.The first recipe line </text:p>
      <text:p text:style-name="P1">may appear on the line after the prerequisites, with a tab character, or may appear on the same line, with a semicolon. </text:p>
      <text:p text:style-name="P1">5.dollar signs are used to start make variable references, if you really want a dollar sign in a target or prerequisite you must write two of them, ‘$$’ .</text:p>
      <text:p text:style-name="P1">6.If you have enabled secondary expansion (see Section 3.8 [Secondary </text:p>
      <text:p text:style-name="P1">Expansion], page 17) and you want a literal dollar sign in the prerequisites list, you must actually write four dollar signs (‘$$$$’). </text:p>
      <text:p text:style-name="P1">7.You may split a long line by inserting a backslash followed by a newline </text:p>
      <text:p text:style-name="P1">8.A rule tells make two things: when the targets are out of date, and how to <text:soft-page-break/>update them when necessary. </text:p>
      <text:p text:style-name="P1"/>
      <text:p text:style-name="P1">4.2</text:p>
      <text:p text:style-name="P1">1.There are actually two different types of prerequisites understood by GNU make: normal prerequisites and order-only prerequisites. </text:p>
      <text:p text:style-name="P1">2.A normal prerequisite makes two statements: first, it imposes an order in which recipes will be invoked: the recipes for all prerequisites of a target will be completed before the recipe for the target is run. Second, it imposes a dependency relationship: if any prerequisite is newer than the target, then the target is considered out-of-date and must be rebuilt. </text:p>
      <text:p text:style-name="P1">3.you have a situation where you want to impose a specific ordering </text:p>
      <text:p text:style-name="P1">on the rules to be invoked without forcing the target to be updated if one of those rules is executed. In that case, you want to define order-only prerequisites. Order-only prerequisites can be specified by placing a pipe symbol (|) in the prerequisites list: any prerequisites to the left of the pipe symbol are normal; any prerequisites to the right are order-only: </text:p>
      <text:p text:style-name="P1">targets : normal-prerequisites | order-only-prerequisites </text:p>
      <text:p text:style-name="P1">3.The normal prerequisites section may of course be empty. Also, you may still declare multiple lines of prerequisites for the same target: they are appended appropriately (normal prerequisites are appended to the list of normal prerequisites; order-only prerequisites are appended to the list of order-only prerequisites). Note that if you declare the same file to be both a normal and an order-only prerequisite, the normal prerequisite takes precedence </text:p>
      <text:p text:style-name="P1">(since they have a strict superset of the behavior of an order-only prerequisite). </text:p>
      <text:p text:style-name="P1"/>
      <text:p text:style-name="P1">4.3</text:p>
      <text:p text:style-name="P1">1.The wildcard characters in make are ‘*’, ‘?’ and ‘[...]’, the same as in the Bourne shell. </text:p>
      <text:p text:style-name="P1">2.‘*.c’ specifies a list of all the files (in the working directory) whose names end in ‘.c’. </text:p>
      <text:p text:style-name="P1">3.The character ‘~’ at the beginning of a file name also has special significance. If alone, or followed by a slash, it represents your home directory. If the ‘~’ is followed by a word, the string represents the home directory of the user named by that word. </text:p>
      <text:p text:style-name="P1">4.In recipes, the shell is responsible for wildcard expansion. In other contexts, wildcard expansion happens only if you request it explicitly with the wildcard function. </text:p>
      <text:p text:style-name="P1">5.The special significance of a wildcard character can be turned off by preceding it with a </text:p>
      <text:p text:style-name="P1">backslash. </text:p>
      <text:p text:style-name="P1"/>
      <text:p text:style-name="P1"><text:soft-page-break/>4.3.1</text:p>
      <text:p text:style-name="P1">1.For example, here is a rule to delete all the object files: </text:p>
      <text:p text:style-name="P1">clean: </text:p>
      <text:p text:style-name="P1"><text:tab/>rm -f *.o</text:p>
      <text:p text:style-name="P1">2. For example,‘make print’ will print all the ‘.c’ files that have changed since the last time you printed them: </text:p>
      <text:p text:style-name="P1">print: *.c </text:p>
      <text:p text:style-name="P1"><text:tab/>lpr -p $? </text:p>
      <text:p text:style-name="P1"><text:tab/>touch print </text:p>
      <text:p text:style-name="P1">3.Wildcard expansion does not happen when you define a variable. Thus, if you write this: </text:p>
      <text:p text:style-name="P1">objects = *.o </text:p>
      <text:p text:style-name="P1">then the value of the variable objects is the actual string ‘*.o’. </text:p>
      <text:p text:style-name="P1">4.if you use the value of objects in a target or prerequisite, wildcard expansion will take place there. If you use the value of objects in a recipe, the shell may perform wildcard expansion when the recipe runs. To set objects to the expansion, instead use: </text:p>
      <text:p text:style-name="P1"><text:tab/>objects := $(wildcard *.o)</text:p>
      <text:p text:style-name="P1"/>
      <text:p text:style-name="P1">4.3.3</text:p>
      <text:p text:style-name="P1">1.But wildcard expansion does not normally take place when a variable is set, or inside the arguments of a function. If you want to do wildcard expansion in such places, you need to use the wildcard function, like this: </text:p>
      <text:p text:style-name="P1">$(wildcard pattern ...) </text:p>
      <text:p text:style-name="P1">2.a makefile to compile all C source files in the directory and then link them together could be written as follows: </text:p>
      <text:p text:style-name="P1">objects := $(patsubst %.c,%.o,$(wildcard *.c)) </text:p>
      <text:p text:style-name="P1">foo : $(objects) </text:p>
      <text:p text:style-name="P1"><text:tab/>cc -o foo $(objects) </text:p>
      <text:p text:style-name="P1">This takes advantage of the implicit rule for compiling C programs, so there is no need to write explicit rules for compiling the files. </text:p>
      <text:p text:style-name="P1"/>
      <text:p text:style-name="P1">4.4.1</text:p>
      <text:p text:style-name="P1">1.The value of the make variable VPATH specifies a list of directories that make should search. </text:p>
      <text:p text:style-name="P1">2.In the VPATH variable, directory names are separated by colons or blanks. </text:p>
      <text:p text:style-name="P1"/>
      <text:p text:style-name="P1">4.4.2</text:p>
      <text:p text:style-name="P1">1.Similar to the VPATH variable, but more selective, is the vpath directive , </text:p>
      <text:p text:style-name="P1">which allows you to specify a search path for a particular class of file names </text:p>
      <text:p text:style-name="P1">2.There are three forms of the vpath directive: </text:p>
      <text:p text:style-name="P1">vpath pattern directories </text:p>
      <text:p text:style-name="P1"><text:soft-page-break/>Specify the search path directories for file names that match pattern. </text:p>
      <text:p text:style-name="P1">The search path, directories, is a list of directories to be searched, separated </text:p>
      <text:p text:style-name="P1">by colons (semi-colons on MS-DOS and MS-Windows) or blanks, just like the </text:p>
      <text:p text:style-name="P1">search path used in the VPATH variable. </text:p>
      <text:p text:style-name="P1">vpath pattern </text:p>
      <text:p text:style-name="P1">Clear out the search path associated with pattern. </text:p>
      <text:p text:style-name="P1">vpath </text:p>
      <text:p text:style-name="P1">Clear all search paths previously specified with vpath directives. </text:p>
      <text:p text:style-name="P1">3.A vpath pattern is a string containing a ‘%’ character. The string must match the file name of a prerequisite that is being searched for, the ‘%’ character matching any sequence of zero or more characters </text:p>
      <text:p text:style-name="P1">4.vpath %.c foo </text:p>
      <text:p text:style-name="P1"><text:s text:c="2"/>vpath % blish </text:p>
      <text:p text:style-name="P1"><text:s text:c="2"/>vpath %.c bar </text:p>
      <text:p text:style-name="P1">will look for a file ending in ‘.c’ in ‘foo’, then ‘blish’, then ‘bar’, <text:s text:c="3"/></text:p>
      <text:p text:style-name="P1"><text:s text:c="2"/>while %.c foo:bar </text:p>
      <text:p text:style-name="P1"><text:s text:c="2"/>vpath % blish </text:p>
      <text:p text:style-name="P1">will look for a file ending in ‘.c’ in ‘foo’, then ‘bar’, then ‘blish’. </text:p>
      <text:p text:style-name="P1"/>
      <text:p text:style-name="P1">4.4.3</text:p>
      <text:p text:style-name="P1">1.The algorithm make uses to decide whether to keep or abandon a path found via directory search is as follows: </text:p>
      <text:p text:style-name="P1"><text:tab/>1. If a target file does not exist at the path specified in the makefile, directory search is performed. </text:p>
      <text:p text:style-name="P1"><text:tab/>2. If the directory search is successful, that path is kept and this file is tentatively stored as the target. </text:p>
      <text:p text:style-name="P1"><text:tab/>3. All prerequisites of this target are examined using this same method. </text:p>
      <text:p text:style-name="P1"><text:tab/>4. After processing the prerequisites, the target may or may not need to be rebuilt: </text:p>
      <text:p text:style-name="P1"><text:tab/> <text:s/>a. If the target does not need to be rebuilt, the path to the file found during directory search is used for any prerequisite lists which contain this target. In short, if make doesn’t need to rebuild the target then you use the path found via directory search. </text:p>
      <text:p text:style-name="P1"><text:tab/> <text:s/>b. If the target does need to be rebuilt (is out-of-date), the pathname found during directory search is thrown away, and the target is rebuilt using the file name specified in the makefile. In short, if make must rebuild, then the target is rebuilt locally, not in the directory found via directory search. </text:p>
      <text:p text:style-name="P1"/>
      <text:p text:style-name="P1"/>
      <text:p text:style-name="P1"/>
      <text:p text:style-name="P1"/>
      <text:p text:style-name="P1"/>
      <text:p text:style-name="P1"><text:soft-page-break/></text:p>
      <text:p text:style-name="P1">6.1</text:p>
      <text:p text:style-name="P3"><text:span text:style-name="T13">1.</text:span>To substitute a variable's value, write a dollar sign followed by the name of the variable in parentheses or braces: either ‘<text:span text:style-name="Example">$(foo)</text:span>’ or ‘<text:span text:style-name="Example">${foo}</text:span>’ is a valid reference to the variable <text:span text:style-name="Source_20_Text">foo</text:span>. This special significance of ‘<text:span text:style-name="Example">$</text:span>’ is why you must write ‘<text:span text:style-name="Example">$$</text:span>’ to have the effect of a single dollar sign in a file name or recipe. </text:p>
      <text:p text:style-name="P3"/>
      <text:p text:style-name="P3">6.2</text:p>
      <text:p text:style-name="P3">1.The Two Flavors of Variables:<text:span text:style-name="Definition">recursively expanded</text:span> variable、</text:p>
      <text:p text:style-name="P3">2.<text:span text:style-name="Definition">recursively expanded</text:span> variable:Variables of this sort are defined by lines using ‘<text:span text:style-name="Example">=</text:span>’ <text:s/>or by the <text:span text:style-name="Source_20_Text">define</text:span> directive. The value you specify is installed verbatim; if it contains references to other variables, these references are expanded whenever this variable is substituted (in the course of expanding some other string). When this happens, it is called <text:span text:style-name="Definition">recursive expansion</text:span>.</text:p>
      <text:p text:style-name="P3">Example:</text:p>
      <text:p text:style-name="P21"><text:s text:c="5"/>foo = $(bar)</text:p>
      <text:p text:style-name="Preformatted_20_Text"><text:s text:c="5"/>bar = $(ugh)</text:p>
      <text:p text:style-name="Preformatted_20_Text"><text:s text:c="5"/>ugh = Huh?</text:p>
      <text:p text:style-name="Preformatted_20_Text"><text:s text:c="5"/></text:p>
      <text:p text:style-name="P20"><text:s text:c="5"/>all:;echo $(foo)</text:p>
      <text:p text:style-name="Text_20_body">will echo ‘<text:span text:style-name="Example">Huh?</text:span>’: ‘<text:span text:style-name="Example">$(foo)</text:span>’ expands to ‘<text:span text:style-name="Example">$(bar)</text:span>’ which expands to ‘<text:span text:style-name="Example">$(ugh)</text:span>’ which finally expands to ‘<text:span text:style-name="Example">Huh?</text:span>’. </text:p>
      <text:p text:style-name="P3">3.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make options:</text:p>
      <text:p text:style-name="P1">-f --file:</text:p>
      <text:p text:style-name="P1">-I --include-dir:</text:p>
      <text:p text:style-name="P1">-t --touch:</text:p>
      <text:p text:style-name="P1">-q --question:</text:p>
      <text:p text:style-name="P1">-n --just-print:模擬 make 執行的過程，但實際上並未真正的執行</text:p>
      <text:p text:style-name="P1"/>
      <text:p text:style-name="P1"><text:s text:c="2"/></text:p>
      <text:p text:style-name="P1"/>
      <text:p text:style-name="P2"><text:span text:style-name="Teletype"><text:span text:style-name="T1">@</text:span></text:span><text:span text:style-name="Teletype"><text:span text:style-name="T2">：</text:span></text:span><text:span text:style-name="T2">不要</text:span><text:span text:style-name="T3">顯示</text:span><text:span text:style-name="T2">執行的指令。</text:span></text:p>
      <text:p text:style-name="P8"><text:span text:style-name="Teletype"><text:span text:style-name="T4">-</text:span></text:span><text:span text:style-name="Teletype"><text:span text:style-name="T5">：</text:span></text:span><text:span text:style-name="T5">表示即使該行指令出錯，也不會中斷執行。</text:span></text:p>
      <text:p text:style-name="P6"><text:span text:style-name="T9">%:</text:span><text:span text:style-name="T11">表示所相對於後面必要條件的檔名的意思</text:span><text:span text:style-name="T9">, </text:span><text:span text:style-name="T11">也就是所謂的樣式規格</text:span><text:span text:style-name="T9">(pattern rule)</text:span></text:p>
      <text:p text:style-name="P7"/>
      <text:p text:style-name="P3"><text:span text:style-name="Teletype"><text:span text:style-name="T13">$?：</text:span></text:span><text:span text:style-name="T13">代表已被更新的 </text:span><text:span text:style-name="Teletype"><text:span text:style-name="T13">dependencies</text:span></text:span><text:span text:style-name="T13">的值。也就是 </text:span><text:span text:style-name="Teletype"><text:span text:style-name="T13">dependencies</text:span></text:span><text:span text:style-name="T13">中，比 </text:span><text:span text:style-name="Teletype"><text:span text:style-name="T13">targets</text:span></text:span><text:span text:style-name="T13">還新的值(</text:span><text:span text:style-name="T4">Timestamp </text:span><text:span text:style-name="T5">在</text:span><text:span text:style-name="T4">Target</text:span><text:span text:style-name="T5">之後的</text:span><text:span text:style-name="T4">Prequeite</text:span><text:span text:style-name="T13">)。</text:span></text:p>
      <text:p text:style-name="P4"><text:span text:style-name="T8">$%：</text:span><text:span text:style-name="T11">程式庫成員中的檔名元素</text:span></text:p>
      <text:p text:style-name="P2"><text:span text:style-name="Teletype"><text:span text:style-name="T12">$@：</text:span></text:span><text:span text:style-name="T12">代表</text:span><text:span text:style-name="Teletype"><text:span text:style-name="T12">targets</text:span></text:span><text:span text:style-name="T12">的值。</text:span></text:p>
      <text:p text:style-name="P2"><text:span text:style-name="Teletype"><text:span text:style-name="T12">$&lt;：</text:span></text:span><text:span text:style-name="T12">代表第一個 </text:span><text:span text:style-name="Teletype"><text:span text:style-name="T12">dependencies</text:span></text:span><text:span text:style-name="T12">的值。</text:span></text:p>
      <text:p text:style-name="P2"><text:span text:style-name="Teletype"><text:span text:style-name="T12">$*：</text:span></text:span><text:span text:style-name="T12">代表</text:span><text:span text:style-name="Teletype"><text:span text:style-name="T12">targets</text:span></text:span><text:span text:style-name="T12">所指定的檔案，但不包含副檔名。</text:span></text:p>
      <text:p text:style-name="P5"><text:span text:style-name="T8">$^：</text:span><text:span text:style-name="T11">所有的</text:span><text:span text:style-name="T8">Prequeite</text:span><text:span text:style-name="T11">的檔名 但不包含重複部分</text:span></text:p>
      <text:p text:style-name="P5"><text:span text:style-name="T8">$+：</text:span><text:span text:style-name="T11">所有的</text:span><text:span text:style-name="T8">Prequeite</text:span><text:span text:style-name="T11">的檔名</text:span></text:p>
      <text:p text:style-name="P1"><text:line-break/></text:p>
      <text:p text:style-name="P1"/>
      <text:h text:style-name="P12" text:outline-level="4"><text:span text:style-name="T7">:= </text:span><text:span text:style-name="T10">語法</text:span></text:h>
      <text:p text:style-name="P14"><text:span text:style-name="T11">注意到，</text:span><text:span text:style-name="T8">make </text:span><text:span text:style-name="T11">會將整個 </text:span><text:span text:style-name="T8">Makefile </text:span><text:span text:style-name="T11">展開後，再決定變數的值。也就是說，變數的值將會是整個 </text:span><text:span text:style-name="T8">Mackfile </text:span><text:span text:style-name="T11">中最後被指定的值。例：</text:span></text:p>
      <text:p text:style-name="P10"><text:span text:style-name="Teletype"><text:span text:style-name="T5">x = foo<text:line-break/>y = $(x) bar<text:line-break/>x = xyz<text:line-break/></text:span></text:span><text:span text:style-name="Teletype"><text:span text:style-name="T6"># y 的值為 xyz bar</text:span></text:span></text:p>
      <text:p text:style-name="P10"><text:span text:style-name="T5">在上例中，</text:span><text:span text:style-name="Teletype"><text:span text:style-name="T4">y</text:span></text:span><text:span text:style-name="T5">的值將會是</text:span><text:span text:style-name="Teletype"><text:span text:style-name="T4">xyz bar</text:span></text:span><text:span text:style-name="T5">，而不是</text:span><text:span text:style-name="Teletype"><text:span text:style-name="T4">foo bar</text:span></text:span><text:span text:style-name="T5">。</text:span></text:p>
      <text:p text:style-name="P10"><text:span text:style-name="T5">您可以利用</text:span><text:span text:style-name="Teletype"><text:span text:style-name="T4">:=</text:span></text:span><text:span text:style-name="T5">來避開這個問題。</text:span><text:span text:style-name="Teletype"><text:span text:style-name="T4">:=</text:span></text:span><text:span text:style-name="T5">表示變數的值決定於它在 </text:span><text:span text:style-name="T4">Makefile </text:span><text:span text:style-name="T5">中的位置，而不是整個 </text:span><text:span text:style-name="T4">Makefile </text:span><text:span text:style-name="T5">展開後最終的值。</text:span></text:p>
      <text:p text:style-name="P11"/>
      <text:p text:style-name="P10"><text:span text:style-name="Teletype"><text:span text:style-name="T5">x := foo<text:line-break/>y := $(x) bar<text:line-break/>x := xyz<text:line-break/></text:span></text:span><text:span text:style-name="Teletype"><text:span text:style-name="T6"># y 的值為 foo bar</text:span></text:span></text:p>
      <text:p text:style-name="P17"><text:span text:style-name="T5">在上例中，</text:span><text:span text:style-name="Teletype"><text:span text:style-name="T4">y</text:span></text:span><text:span text:style-name="T5">的值將會是</text:span><text:span text:style-name="Teletype"><text:span text:style-name="T4">foo bar</text:span></text:span><text:span text:style-name="T5">，而不是</text:span><text:span text:style-name="Teletype"><text:span text:style-name="T4">xyz bar</text:span></text:span><text:span text:style-name="T5">了。</text:span></text:p>
      <text:h text:style-name="P13" text:outline-level="4"><text:soft-page-break/><text:span text:style-name="T7">?= </text:span><text:span text:style-name="T10">語法：</text:span></text:h>
      <text:p text:style-name="P14"><text:span text:style-name="T8">?= </text:span><text:span text:style-name="T11">是一個簡化的語法：若變數未定義，則替它指定新的值。否則，採用原有的值。例：</text:span></text:p>
      <text:p text:style-name="P10"><text:span text:style-name="Teletype"><text:span text:style-name="T5">FOO ?= bar</text:span></text:span></text:p>
      <text:p text:style-name="P10"><text:span text:style-name="T5">若</text:span><text:span text:style-name="Teletype"><text:span text:style-name="T4">FOO</text:span></text:span><text:span text:style-name="T5">未定義，則</text:span><text:span text:style-name="Teletype"><text:span text:style-name="T4">FOO = bar</text:span></text:span><text:span text:style-name="T5">；若</text:span><text:span text:style-name="Teletype"><text:span text:style-name="T4">FOO</text:span></text:span><text:span text:style-name="T5">已定義，則</text:span><text:span text:style-name="Teletype"><text:span text:style-name="T4">FOO</text:span></text:span><text:span text:style-name="T5">的值維持不變。</text:span></text:p>
      <text:h text:style-name="P13" text:outline-level="4"><text:span text:style-name="T7">+= </text:span><text:span text:style-name="T10">語法：</text:span></text:h>
      <text:p text:style-name="P15">例：</text:p>
      <text:p text:style-name="P11"><text:span text:style-name="Teletype"><text:span text:style-name="T12">CFLAGS = -Wall -g<text:line-break/>CFLAGS += -O2</text:span></text:span></text:p>
      <text:p text:style-name="P15"/>
      <text:p text:style-name="P16"><text:span text:style-name="T5">此時</text:span><text:span text:style-name="Teletype"><text:span text:style-name="T4">CFLAGS</text:span></text:span><text:span text:style-name="T5">的值就變成</text:span><text:span text:style-name="Teletype"><text:span text:style-name="T4">-Wall -g -O2</text:span></text:span><text:span text:style-name="T5">了。</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如何寫 Makefile 文件 </text:p>
      <text:p text:style-name="P1"><text:s/></text:p>
      <text:p text:style-name="P1">Makefile的規則。 </text:p>
      <text:p text:style-name="P1"><text:s/></text:p>
      <text:p text:style-name="P1">target ... : prerequisites ... </text:p>
      <text:p text:style-name="P1">command </text:p>
      <text:p text:style-name="P1">... </text:p>
      <text:p text:style-name="P1"><text:s/></text:p>
      <text:p text:style-name="P1">target也就是一個目標文件,可以是Object File,也可以是執行文件。還可以是一個標籤(Label),對 </text:p>
      <text:p text:style-name="P1">於標籤這種特性,在後續的“偽目標”章節中會有敘述。 </text:p>
      <text:p text:style-name="P1"><text:s/></text:p>
      <text:p text:style-name="P1">prerequisites就是,要生成那個target所需要的文件或是目標。 </text:p>
      <text:p text:style-name="P1"><text:soft-page-break/><text:s/></text:p>
      <text:p text:style-name="P1">command也就是make需要執行的命令。(任意的Shell命令) </text:p>
      <text:p text:style-name="P1"><text:s/></text:p>
      <text:p text:style-name="P1">這 是一個文件的依賴關係,也就是說,target這一個或多個的目標文件依賴於prerequisites中的文件, </text:p>
      <text:p text:style-name="P1">其生成規則定義在command中。說 白一點就是說,prerequisites中如果有一個以上的文件比target文件要 </text:p>
      <text:p text:style-name="P1">新的話,command所定義的命令就會被執行。這就是 Makefile的規則。也就是Makefile中最核心的內容。 </text:p>
      <text:p text:style-name="P1"><text:s/></text:p>
      <text:p text:style-name="P1">說到底,Makefile的東西就是這樣一點,好像我的這篇文檔也該結束了。呵呵。還不盡然,這是Makefile </text:p>
      <text:p text:style-name="P1">的主線和核心,但要寫好一個Makefile還不夠,我會以後面一點一點地結合我的工作經驗給你慢慢到來。 </text:p>
      <text:p text:style-name="P1">內容還多著呢。:) </text:p>
      <text:p text:style-name="P1"><text:s/></text:p>
      <text:p text:style-name="P1">二、一個示例 </text:p>
      <text:p text:style-name="P1">正如前面所說的,如果一個工程有3個頭文件,和8個C文件,我們為了完成前面所述的那三個規則,我們的 </text:p>
      <text:p text:style-name="P1">Makefile應該是下面的這個樣子的。 </text:p>
      <text:p text:style-name="P1"><text:s/></text:p>
      <text:p text:style-name="P1">edit : main.o kbd.o command.o display.o insert.o search.o files.o utils.o </text:p>
      <text:p text:style-name="P1">cc -o edit main.o kbd.o command.o display.o insert.o search.o files.o utils.o </text:p>
      <text:p text:style-name="P1"><text:s/></text:p>
      <text:p text:style-name="P1">main.o : main.c defs.h </text:p>
      <text:p text:style-name="P1">cc -c main.c </text:p>
      <text:p text:style-name="P1">kbd.o : kbd.c defs.h command.h </text:p>
      <text:p text:style-name="P1">cc -c kbd.c </text:p>
      <text:p text:style-name="P1">command.o : command.c defs.h command.h </text:p>
      <text:p text:style-name="P1">cc -c command.c </text:p>
      <text:p text:style-name="P1">display.o : display.c defs.h buffer.h </text:p>
      <text:p text:style-name="P1">cc -c display.c </text:p>
      <text:p text:style-name="P1">insert.o : insert.c defs.h buffer.h </text:p>
      <text:p text:style-name="P1">cc -c insert.c </text:p>
      <text:p text:style-name="P1">search.o : search.c defs.h buffer.h </text:p>
      <text:p text:style-name="P1">cc -c search.c </text:p>
      <text:p text:style-name="P1">files.o : files.c defs.h buffer.h command.h </text:p>
      <text:p text:style-name="P1">cc -c files.c </text:p>
      <text:p text:style-name="P1">utils.o : utils.c defs.h </text:p>
      <text:p text:style-name="P1">cc -c utils.c </text:p>
      <text:p text:style-name="P1">clean : </text:p>
      <text:p text:style-name="P1">rm edit main.o kbd.o command.o display.o insert.o search.o files.o utils.o </text:p>
      <text:p text:style-name="P1"><text:soft-page-break/><text:s/></text:p>
      <text:p text:style-name="P1">反 斜槓(\)是換行符的意思。這樣比較便於Makefile的易讀。我們可以把這個內容保存在文件為 </text:p>
      <text:p text:style-name="P1">“Makefile”或“makefile”的文件中, 然後在該目錄下直接輸入命令“make”就可以生成執行文件 </text:p>
      <text:p text:style-name="P1">edit。如果要刪除執行文件和所有的中間目標文件,那麼,只要簡單地執行一下 “make clean”就可以 </text:p>
      <text:p text:style-name="P1">了。 </text:p>
      <text:p text:style-name="P1"><text:s text:c="2"/></text:p>
      <text:p text:style-name="P1">在這個makefile中,目標文件(target)包含:執行文件edit和中間目標文 件(*.o),依賴文件 </text:p>
      <text:p text:style-name="P1">(prerequisites)就是冒號後面的那些 .c 文件和 .h文件。每一個 <text:s/>.o 文件都有一組依賴文件,而這 </text:p>
      <text:p text:style-name="P1">些 .o 文件又是執行文件 edit 的依賴文件。 依賴關係的實質上就是說明了目標文件是由哪些文件生成 </text:p>
      <text:p text:style-name="P1">的,換言之,目標文件是哪些文件更新的。 </text:p>
      <text:p text:style-name="P1"><text:s/></text:p>
      <text:p text:style-name="P1">在定義好依賴關係後,後續的那一行定義了如 何生成目標文件的操作系統命令,一定要以一個Tab鍵作為 </text:p>
      <text:p text:style-name="P1">開頭。記住,make並不管命令是怎麼工作的,他只管執行所定義的命令。make會比較 targets文件和 </text:p>
      <text:p text:style-name="P1">prerequisites文件的修改日期,如果prerequisites文件的日期要比targets文件的日期要新,或者 </text:p>
      <text:p text:style-name="P1">target不存在的話,那麼,make就會執行後續定義的命令。 </text:p>
      <text:p text:style-name="P1"><text:s/></text:p>
      <text:p text:style-name="P1">這裡要說明一點的是,clean不是一個文件,它只不過是一個動作名 字,有點像C語言中的lable一樣,其 </text:p>
      <text:p text:style-name="P1">冒號後什麼也沒有,那麼,make就不會自動去找文件的依賴性,也就不會自動執行其後所定義的命令。要 </text:p>
      <text:p text:style-name="P1">執行其後的 命令,就要在make命令後明顯得指出這個lable的名字。這樣的方法非常有用,我們可以在一 </text:p>
      <text:p text:style-name="P1">個makefile中定義不用的編譯或是和編譯無關的命 令,比如程序的打包,程序的備份,等等。 </text:p>
      <text:p text:style-name="P1"><text:s/></text:p>
      <text:p text:style-name="P1">三、make是如何工作的 </text:p>
      <text:p text:style-name="P1">在默認的方式下,也就是我們只輸入make命令。那麼, </text:p>
      <text:p text:style-name="P1"><text:s/></text:p>
      <text:p text:style-name="P1">1、make會在當前目錄下找名字叫“Makefile”或“makefile”的文件。 </text:p>
      <text:p text:style-name="P1"><text:s/></text:p>
      <text:p text:style-name="P1">2、如果找到,它會找文件中的第一個目標文件(target),在上面的例子中,他會找到“edit”這個文 </text:p>
      <text:p text:style-name="P1">件,並把這個文件作為最終的目標文件。 </text:p>
      <text:p text:style-name="P1"><text:soft-page-break/><text:s/></text:p>
      <text:p text:style-name="P1">3、如果edit文件不存在,或是edit所依賴的後面的.o文件的文件修改時間要比edit這個文件新,那麼,他 </text:p>
      <text:p text:style-name="P1">就會執行後面所定義的命令來生成edit這個文件。 </text:p>
      <text:p text:style-name="P1"><text:s/></text:p>
      <text:p text:style-name="P1">4、如果edit所依賴的.o文件也存在,那麼make會在當前文件中找目標為.o文件的依賴性,如果找到則再根 </text:p>
      <text:p text:style-name="P1">據那一個規則生成.o文件。(這有點像一個堆棧的過程) </text:p>
      <text:p text:style-name="P1"><text:s text:c="2"/></text:p>
      <text:p text:style-name="P1">5、當然,你的C文件和H文件是存在的啦,於是make會生成.o文件,然後再用.o文件生命make的終極任務, </text:p>
      <text:p text:style-name="P1">也就是執行文件edit了。 </text:p>
      <text:p text:style-name="P1"><text:s/></text:p>
      <text:p text:style-name="P1">這 就是整個make的依賴性,make會一層又一層地去找文件的依賴關係,直到最終編譯出第一個目標文件。 </text:p>
      <text:p text:style-name="P1">在找尋的過程中,如果出現錯誤,比如最後被依賴的文件找不到,那麼make就會直接退出,並報錯,而對 </text:p>
      <text:p text:style-name="P1">於所定義的命令的錯誤,或是編譯不成功,make根本不理。make只管文件的依賴性,即,如果在我 找了依 </text:p>
      <text:p text:style-name="P1">賴關係之後,冒號後面的文件還是不在,那麼對不起,我就不工作啦。 </text:p>
      <text:p text:style-name="P1"><text:s/></text:p>
      <text:p text:style-name="P1">通過上述分析,我們知道,像clean這種,沒有被第一個目標文件直接或間接關聯,那麼它後面所定義的命 </text:p>
      <text:p text:style-name="P1">令將不會被自動執行,不過,我們可以顯示要make執行。即命令——“make clean”,以此來清除所有的 </text:p>
      <text:p text:style-name="P1">目標文件,以便重編譯。 </text:p>
      <text:p text:style-name="P1"><text:s/></text:p>
      <text:p text:style-name="P1">於 是在我們編程中,如果這個工程已被編譯過了,當我們修改了其中一個源文件,比如file.c,那麼根據 </text:p>
      <text:p text:style-name="P1">我們的依賴性,我們的目標file.o會被重編譯 (也就是在這個依性關係後面所定義的命令),於是file.o </text:p>
      <text:p text:style-name="P1">的文件也是最新的啦,於是file.o的文件修改時間要比edit要新,所以edit也會被 重新鏈接了(詳見edit </text:p>
      <text:p text:style-name="P1">目標文件後定義的命令)。 </text:p>
      <text:p text:style-name="P1"><text:s/></text:p>
      <text:p text:style-name="P1">而如果我們改變了“command.h”,那麼,kdb.o、command.o和files.o都會被重編譯,並且,edit會被重 </text:p>
      <text:p text:style-name="P1">鏈接。 </text:p>
      <text:p text:style-name="P1"><text:s/></text:p>
      <text:p text:style-name="P1">四、makefile中使用變量 </text:p>
      <text:p text:style-name="P1">在上面的例子中,先讓我們看看edit的規則: </text:p>
      <text:p text:style-name="P1"><text:s/></text:p>
      <text:p text:style-name="P1"><text:soft-page-break/>edit : main.o kbd.o command.o display.o </text:p>
      <text:p text:style-name="P1">insert.o search.o files.o utils.o </text:p>
      <text:p text:style-name="P1"><text:s/></text:p>
      <text:p text:style-name="P1">cc -o edit main.o kbd.o command.o display.o </text:p>
      <text:p text:style-name="P1">insert.o search.o files.o utils.o </text:p>
      <text:p text:style-name="P1"><text:s/></text:p>
      <text:p text:style-name="P1">我 們可以看到[.o]文件的字符串被重複了兩次,如果我們的工程需要加入一個新的[.o]文件,那麼我們需 </text:p>
      <text:p text:style-name="P1">要在兩個地方加(應該是三個地方,還有一個地方在 clean中)。當然,我們的makefile並不複雜,所以 </text:p>
      <text:p text:style-name="P1">在兩個地方加也不累,但如果makefile變得複雜,那麼我們就有可能會忘掉一個需要加入 的地方,而導致 </text:p>
      <text:p text:style-name="P1">編譯失敗。所以,為了makefile的易維護,在makefile中我們可以使用變量。makefile的變量也就是一個 </text:p>
      <text:p text:style-name="P1">字符串,理解成 C語言中的宏可能會更好。 </text:p>
      <text:p text:style-name="P1"><text:s/></text:p>
      <text:p text:style-name="P1">比如,我們聲明一個變量,叫objects, OBJECTS, objs, OBJS, obj, 或是 OBJ,反正不管什麼啦,只要能 </text:p>
      <text:p text:style-name="P1">夠表示obj文件就行了。我們在makefile一開始就這樣定義: </text:p>
      <text:p text:style-name="P1"><text:s/></text:p>
      <text:p text:style-name="P1">objects = main.o kbd.o command.o display.o </text:p>
      <text:p text:style-name="P1">insert.o search.o files.o utils.o </text:p>
      <text:p text:style-name="P1"><text:s/></text:p>
      <text:p text:style-name="P1">於是,我們就可以很方便地在我們的makefile中以“$(objects)”的方式來使用這個變量了,於是我們的 </text:p>
      <text:p text:style-name="P1">改良版makefile就變成下面這個樣子: </text:p>
      <text:p text:style-name="P1"><text:s/></text:p>
      <text:p text:style-name="P1">objects = main.o kbd.o command.o display.o insert.o search.o files.o utils.o </text:p>
      <text:p text:style-name="P1"><text:s/></text:p>
      <text:p text:style-name="P1">edit : $(objects) </text:p>
      <text:p text:style-name="P1">cc -o edit $(objects) </text:p>
      <text:p text:style-name="P1">main.o : main.c defs.h </text:p>
      <text:p text:style-name="P1">cc -c main.c </text:p>
      <text:p text:style-name="P1">kbd.o : kbd.c defs.h command.h </text:p>
      <text:p text:style-name="P1">cc -c kbd.c </text:p>
      <text:p text:style-name="P1">command.o : command.c defs.h command.h </text:p>
      <text:p text:style-name="P1">cc -c command.c </text:p>
      <text:p text:style-name="P1">display.o : display.c defs.h buffer.h </text:p>
      <text:p text:style-name="P1">cc -c display.c </text:p>
      <text:p text:style-name="P1">insert.o : insert.c defs.h buffer.h </text:p>
      <text:p text:style-name="P1">cc -c insert.c </text:p>
      <text:p text:style-name="P1">search.o : search.c defs.h buffer.h </text:p>
      <text:p text:style-name="P1"><text:soft-page-break/>cc -c search.c </text:p>
      <text:p text:style-name="P1">files.o : files.c defs.h buffer.h command.h </text:p>
      <text:p text:style-name="P1">cc -c files.c </text:p>
      <text:p text:style-name="P1">utils.o : utils.c defs.h </text:p>
      <text:p text:style-name="P1">cc -c utils.c </text:p>
      <text:p text:style-name="P1">clean : </text:p>
      <text:p text:style-name="P1">rm edit $(objects) </text:p>
      <text:p text:style-name="P1"><text:s/></text:p>
      <text:p text:style-name="P1">於是如果有新的.o 文件加入,我們只需簡單地修改一下 objects 變量就可以了。 </text:p>
      <text:p text:style-name="P1"><text:s/></text:p>
      <text:p text:style-name="P1">關於變量更多的話題,我會在後續給你一一道來。 </text:p>
      <text:p text:style-name="P1"><text:s/></text:p>
      <text:p text:style-name="P1">五、讓make自動推導 </text:p>
      <text:p text:style-name="P1">GNU的make很強大,它可以自動推導文件以及文件依賴關係後面的命令,於是我們就沒必要去在每一個[.o] </text:p>
      <text:p text:style-name="P1">文件後都寫上類似的命令,因為,我們的make會自動識別,並自己推導命令。 </text:p>
      <text:p text:style-name="P1"><text:s/></text:p>
      <text:p text:style-name="P1">只 要make看到一個[.o]文件,它就會自動的把[.c]文件加在依賴關係中,如果make找到一個whatever.o, </text:p>
      <text:p text:style-name="P1">那麼whatever.c,就 會是whatever.o的依賴文件。並且 cc -c whatever.c 也會被推導出來,於是,我們 </text:p>
      <text:p text:style-name="P1">的 makefile再也不用寫得這麼複雜。我們的是新的makefile又出爐了。 </text:p>
      <text:p text:style-name="P1"><text:s/></text:p>
      <text:p text:style-name="P1">objects = main.o kbd.o command.o display.o insert.o search.o files.o utils.o </text:p>
      <text:p text:style-name="P1"><text:s/></text:p>
      <text:p text:style-name="P1">edit : $(objects) </text:p>
      <text:p text:style-name="P1">cc -o edit $(objects) </text:p>
      <text:p text:style-name="P1"><text:s/></text:p>
      <text:p text:style-name="P1">main.o : defs.h </text:p>
      <text:p text:style-name="P1">kbd.o : defs.h command.h </text:p>
      <text:p text:style-name="P1">command.o : defs.h command.h </text:p>
      <text:p text:style-name="P1">display.o : defs.h buffer.h </text:p>
      <text:p text:style-name="P1">insert.o : defs.h buffer.h </text:p>
      <text:p text:style-name="P1">search.o : defs.h buffer.h </text:p>
      <text:p text:style-name="P1">files.o : defs.h buffer.h command.h </text:p>
      <text:p text:style-name="P1">utils.o : defs.h </text:p>
      <text:p text:style-name="P1"><text:s/></text:p>
      <text:p text:style-name="P1">.PHONY : clean </text:p>
      <text:p text:style-name="P1">clean : </text:p>
      <text:p text:style-name="P1">rm edit $(objects) </text:p>
      <text:p text:style-name="P1"><text:s/></text:p>
      <text:p text:style-name="P1">這種方法,也就是make的“隱晦規則”。上面文件內容中,“.PHONY”表示,clean是個偽目<text:soft-page-break/>標文件。 </text:p>
      <text:p text:style-name="P1"><text:s/></text:p>
      <text:p text:style-name="P1">關於更為詳細的“隱晦規則”和“偽目標文件”,我會在後續給你一一道來。 </text:p>
      <text:p text:style-name="P1"><text:s/></text:p>
      <text:p text:style-name="P1">六、另類風格的makefile </text:p>
      <text:p text:style-name="P1">即然我們的make可以自動推導命令,那麼我看到那堆[.o]和[.h]的依賴就有點不爽,那麼多的重複的 </text:p>
      <text:p text:style-name="P1">[.h],能不能把其收攏起來,好吧,沒有問題,這個對於make來說很容易,誰叫它提供了自動推導命令和 </text:p>
      <text:p text:style-name="P1">文件的功能呢?來看看最新風格的makefile吧。 </text:p>
      <text:p text:style-name="P1"><text:s/></text:p>
      <text:p text:style-name="P1">objects = main.o kbd.o command.o display.o insert.o search.o files.o utils.o </text:p>
      <text:p text:style-name="P1"><text:s/></text:p>
      <text:p text:style-name="P1">edit : $(objects) </text:p>
      <text:p text:style-name="P1">cc -o edit $(objects) </text:p>
      <text:p text:style-name="P1"><text:s/></text:p>
      <text:p text:style-name="P1">$(objects) : defs.h </text:p>
      <text:p text:style-name="P1">kbd.o command.o files.o : command.h </text:p>
      <text:p text:style-name="P1">display.o insert.o search.o files.o : buffer.h </text:p>
      <text:p text:style-name="P1"><text:s/></text:p>
      <text:p text:style-name="P1">.PHONY : clean </text:p>
      <text:p text:style-name="P1">clean : </text:p>
      <text:p text:style-name="P1">rm edit $(objects) </text:p>
      <text:p text:style-name="P1"><text:s/></text:p>
      <text:p text:style-name="P1">這種風格,讓我們的makefile變得很簡單,但我們的文件依賴關係就顯得有點凌亂了。魚和熊掌不可兼 </text:p>
      <text:p text:style-name="P1">得。還看你的喜好了。我是不喜歡這種風格的,一是文件的依賴關係看不清楚,二是如果文件一多,要加 </text:p>
      <text:p text:style-name="P1">入幾個新的.o文件,那就理不清楚了。 </text:p>
      <text:p text:style-name="P1"><text:s/></text:p>
      <text:p text:style-name="P1">七、清空目標文件的規則 </text:p>
      <text:p text:style-name="P1">每個Makefile中都應該寫一個清空目標文件(.o和執行文件)的規則,這不僅便於重編譯,也很利於保持 </text:p>
      <text:p text:style-name="P1">文件的清潔。這是一個“修養”(呵呵,還記得我的《編程修養》嗎)。一般的風格都是: </text:p>
      <text:p text:style-name="P1"><text:s/></text:p>
      <text:p text:style-name="P1">clean: </text:p>
      <text:p text:style-name="P1"><text:s/></text:p>
      <text:p text:style-name="P1">rm edit $(objects) </text:p>
      <text:p text:style-name="P1"><text:s/></text:p>
      <text:p text:style-name="P1">更為穩健的做法是: </text:p>
      <text:p text:style-name="P1"><text:s/></text:p>
      <text:p text:style-name="P1">.PHONY : clean </text:p>
      <text:p text:style-name="P1"><text:soft-page-break/><text:s/></text:p>
      <text:p text:style-name="P1">clean : </text:p>
      <text:p text:style-name="P1"><text:s/></text:p>
      <text:p text:style-name="P1">-rm edit $(objects) </text:p>
      <text:p text:style-name="P1"><text:s/></text:p>
      <text:p text:style-name="P1">前面說過,.PHONY意思表示clean是一個“偽目標”,。而在rm命令前面加了一個小減號的意思就是,也許 </text:p>
      <text:p text:style-name="P1">某些文件出現問題,但不要管,繼續做後面的事。當然,clean的規則不要放在文件的開頭,不然,這就會 </text:p>
      <text:p text:style-name="P1">變成make的默認目標,相信誰也不願意這樣。不成文的規矩是——“clean從來都是放在 文件的最後”。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AR PL UKai TW" svg:font-family="'AR PL UKai TW'"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Devanagari" style:font-size-complex="12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Lohit Devanagari2" style:font-size-complex="10pt"/>
    </style:style>
    <style:style style:name="Teletype" style:family="text">
      <style:text-properties style:font-name="DejaVu Sans Mono" style:font-name-asian="DejaVu Sans Mono" style:font-name-complex="Lohit Devanagari2"/>
    </style:style>
    <style:style style:name="Example" style:family="text">
      <style:text-properties style:font-name="DejaVu Sans Mono" style:font-name-asian="DejaVu Sans Mono" style:font-name-complex="Lohit Devanagari2"/>
    </style:style>
    <style:style style:name="Source_20_Text" style:display-name="Source Text" style:family="text">
      <style:text-properties style:font-name="DejaVu Sans Mono" style:font-name-asian="DejaVu Sans Mono" style:font-name-complex="Lohit Devanagari2"/>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meta:initial-creator>
    <meta:creation-date>2012-07-23T21:28:00</meta:creation-date>
    <dc:date>2012-08-24T17:20:32</dc:date>
    <dc:creator>steve </dc:creator>
    <meta:editing-duration>P1DT1H58M4S</meta:editing-duration>
    <meta:editing-cycles>21</meta:editing-cycles>
    <meta:generator>LibreOffice/3.5$Linux_X86_64 LibreOffice_project/165a79a-7059095-e13bb37-fef39a4-9503d18</meta:generator>
    <meta:document-statistic meta:table-count="1" meta:image-count="0" meta:object-count="0" meta:page-count="19" meta:paragraph-count="491" meta:word-count="3948" meta:character-count="23004" meta:non-whitespace-character-count="20215"/>
  </office:meta>
</office:document-meta>
</file>